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Работы Февраль-Июнь</text:p>
          </table:table-cell>
          <table:table-cell/>
        </table:table-row>
        <table:table-row table:style-name="ro1">
          <table:table-cell office:value-type="string" calcext:value-type="string">
            <text:p>Месяц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office:value-type="string" calcext:value-type="string">
            <text:p>Февраль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Март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Апрель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Май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Июнь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table:style-name="ce1" office:value-type="string" calcext:value-type="string">
            <text:p>231000 — 15%</text:p>
          </table:table-cell>
        </table:table-row>
        <table:table-row table:style-name="ro1">
          <table:table-cell office:value-type="string" calcext:value-type="string">
            <text:p>ИТОГО, руб</text:p>
          </table:table-cell>
          <table:table-cell office:value-type="float" office:value="196000" calcext:value-type="float">
            <text:p>19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9:46:23.452341245</meta:creation-date>
    <dc:date>2019-07-08T12:04:44.899728214</dc:date>
    <meta:editing-duration>PT2H12M27S</meta:editing-duration>
    <meta:editing-cycles>3</meta:editing-cycles>
    <meta:generator>LibreOffice/4.2.8.2$Linux_x86 LibreOffice_project/420m0$Build-2</meta:generator>
    <meta:document-statistic meta:table-count="1" meta:cell-count="17" meta:object-count="0"/>
  </office:meta>
</office:document-meta>
</file>